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1" style:family="text">
      <style:text-properties fo:background-color="#dd4814"/>
    </style:style>
    <style:style style:name="T2" style:family="text">
      <style:text-properties fo:background-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pageheading"/>Project Problem Description</text:h>
      <text:p text:style-name="Text_20_body">You are to design and implement an attractive, usable, interactive Android application to help satisfy the following user's goals. Your design should be flexible enough to allow future developers to extend it to, for example, add new types of entries (see below).</text:p>
      <text:h text:style-name="Heading_20_3" text:outline-level="3">User's Problem Description</text:h>
      <text:p text:style-name="Text_20_body">In the 1970s and 1980s Choose Your Own Adventure books were very popular. They were paperback novels which had fragments of stories of scattered across pages. On the bottom of each page was a choice or an ending.</text:p>
      <text:p text:style-name="Text_20_body">Once you read the fragment which often projected you into a mystical world fraught with peril, you could choose what you could do next. This was done by giving you a list of choices with page numbers. You would then navigate to that page and carry on your adventure.</text:p>
      <text:p text:style-name="Text_20_body">Sometimes the pages were illustrated.</text:p>
      <text:p text:style-name="Text_20_body">I want a system where users can create, collaborate, and build their own choose your own adventure story.</text:p>
      <text:p text:style-name="Text_20_body">I want a system where new choices can be added at any time.</text:p>
      <text:p text:style-name="Text_20_body">I want a system where stories can be accompanied by images, or videos, or sounds.</text:p>
      <text:p text:style-name="Text_20_body">I want a system where a user can browse available stories to explore.</text:p>
      <text:p text:style-name="Text_20_body">I want a system where users can add-on to existing stories.</text:p>
      <text:p text:style-name="Text_20_body">I would be nice if I could cache some of the stories to read them offline.</text:p>
      <text:h text:style-name="Heading_20_3" text:outline-level="3">Needs in (Partial) User Story Form</text:h>
      <text:p text:style-name="Text_20_body">User needs are expressed in the form of partial user stories:<text:line-break/>as a &lt;role&gt;, I want &lt;goal&gt;<text:line-break/>as a &lt;role&gt;, I want &lt;goal&gt; so that &lt;reason&gt;</text:p>
      <text:p text:style-name="Text_20_body">These descriptions may change to correct omissions and clarify noticed issues.</text:p>
      <text:p text:style-name="Text_20_body"> As a <text:span text:style-name="T1">user</text:span>, I <text:span text:style-name="T2">read</text:span> <text:span text:style-name="T1">story fragments</text:span>.</text:p>
      <text:p text:style-name="Text_20_body">As a <text:span text:style-name="T1">user</text:span>, I want to <text:span text:style-name="T2">browse</text:span> available <text:span text:style-name="T1">stories</text:span>.</text:p>
      <text:p text:style-name="Text_20_body">As an <text:span text:style-name="T1">author</text:span>, I want to <text:span text:style-name="T2">publish</text:span> <text:span text:style-name="T1">stories</text:span>.</text:p>
      <text:p text:style-name="Text_20_body">As a <text:span text:style-name="T1">user</text:span>, I want to <text:span text:style-name="T2">search</text:span> for available <text:span text:style-name="T1">stories</text:span>.</text:p>
      <text:p text:style-name="Text_20_body">As an <text:span text:style-name="T1">author</text:span>, I want to <text:span text:style-name="T2">add</text:span> <text:span text:style-name="T1">story fragments</text:span> to an existing <text:span text:style-name="T1">story</text:span>.</text:p>
      <text:p text:style-name="Text_20_body">As an <text:span text:style-name="T1">author</text:span>, I want to <text:span text:style-name="T2">add</text:span> <text:span text:style-name="T1">images</text:span> to an existing story fragment.</text:p>
      <text:p text:style-name="Text_20_body">As an <text:span text:style-name="T1">author</text:span>, I want to <text:span text:style-name="T2">connect</text:span> 2 existing story fragments as a <text:span text:style-name="T1">choice</text:span>.</text:p>
      <text:p text:style-name="Text_20_body">As an <text:span text:style-name="T1">author</text:span>, I want to <text:span text:style-name="T2">add</text:span> a <text:span text:style-name="T1">choice</text:span> to an existing <text:span text:style-name="T1">story</text:span> <text:span text:style-name="T1">fragment</text:span>.</text:p>
      <text:p text:style-name="Text_20_body">As a <text:span text:style-name="T1">user</text:span>, I want to have <text:span text:style-name="T2">cache</text:span> some stories so that I don't need the <text:span text:style-name="T1">internet</text:span> to work for me to use this <text:span text:style-name="T1">program</text:span>.</text:p>
      <text:p text:style-name="Text_20_body"/>
      <text:p text:style-name="Text_20_body"><text:soft-page-break/>As a <text:span text:style-name="T1">user</text:span>, I want to <text:span text:style-name="T2">post</text:span> and <text:span text:style-name="T2">publish</text:span> <text:span text:style-name="T1">photos</text:span> to <text:span text:style-name="T2">annotate</text:span> a <text:span text:style-name="T1">fragment</text:span>, but they will not be the <text:span text:style-name="T1">fragment's</text:span> <text:span text:style-name="T1">illustration</text:span>.</text:p>
      <text:p text:style-name="Text_20_body">As an <text:span text:style-name="T1">author</text:span>, I want to be able to <text:span text:style-name="T2">modify</text:span> fragments to allow for <text:span text:style-name="T1">illustrations</text:span> to be added.</text:p>
      <text:p text:style-name="Text_20_body">As a <text:span text:style-name="T1">user</text:span>, I want the <text:span text:style-name="T1">fragments</text:span> to be <text:span text:style-name="T2">stored</text:span> so I can view them offline.</text:p>
      <text:p text:style-name="Text_20_body">As a <text:span text:style-name="T1">user</text:span>, <text:span text:style-name="T1">fragments</text:span> I <text:span text:style-name="T2">view</text:span> can have multiple <text:span text:style-name="T1">illustrations</text:span>.</text:p>
      <text:p text:style-name="Text_20_body">As a user, I can <text:span text:style-name="T2">upload</text:span> <text:span text:style-name="T1">photos</text:span> for other <text:span text:style-name="T1">stories</text:span> I did not make, but were <text:span text:style-name="T2">downloaded</text:span>.</text:p>
      <text:p text:style-name="Text_20_body">As an <text:span text:style-name="T1">author</text:span>, I should be able to <text:span text:style-name="T2">retake</text:span> <text:span text:style-name="T1">photos</text:span> I am taking, if I fail to take the <text:span text:style-name="T1">photo</text:span> I want to correct, so that I don't have erroneous <text:span text:style-name="T1">photos</text:span>.</text:p>
      <text:p text:style-name="Text_20_body">As a <text:span text:style-name="T1">user</text:span> I should be able to <text:span text:style-name="T2">get </text:span>stories from other <text:span text:style-name="T1">users</text:span> and <text:span text:style-name="T1">authors</text:span> someh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l Parkinson</meta:initial-creator>
    <meta:creation-date>2013-10-02T17:29:33</meta:creation-date>
    <dc:date>2013-10-02T17:38:27</dc:date>
    <dc:creator>Karl Parkinson</dc:creator>
    <meta:editing-duration>P0D</meta:editing-duration>
    <meta:editing-cycles>1</meta:editing-cycles>
    <meta:document-statistic meta:table-count="0" meta:image-count="0" meta:object-count="0" meta:page-count="2" meta:paragraph-count="31" meta:word-count="512" meta:character-count="2726" meta:non-whitespace-character-count="2244"/>
    <meta:generator>LibreOffice/3.5$Linux_X86_64 LibreOffice_project/350m1$Build-2</meta:generator>
  </office:meta>
</office:document-meta>
</file>